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none" draw:fill="none" fo:min-height="8.149cm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.423cm" fo:margin-bottom="0cm" fo:line-height="100%" fo:text-align="start" style:writing-mode="lr-tb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14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 in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office:forms form:automatic-focus="false" form:apply-design-mode="false"/>
        <draw:frame draw:name="Rectangle 3" presentation:style-name="pr4" draw:text-style-name="P7" draw:layer="layout" svg:width="23.706cm" svg:height="15.874cm" svg:x="0.847cm" svg:y="2.54cm" presentation:class="outline" presentation:user-transformed="true">
          <draw:text-box>
            <text:p text:style-name="P6"><text:span text:style-name="T3">#include</text:span><text:span text:style-name="T4"> </text:span><text:span text:style-name="T5">&lt;stdio.h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</text:span><text:span text:style-name="T4"><text:line-break/></text:span><text:span text:style-name="T4">{ </text:span><text:span text:style-name="T4"><text:line-break/></text:span><text:span text:style-name="T4">   printf (</text:span><text:span text:style-name="T5">"foo()\n"</text:span><text:span text:style-name="T4">)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</text:span><text:span text:style-name="T4"><text:line-break/></text:span><text:span text:style-name="T4">{ </text:span><text:span text:style-name="T4"><text:line-break/></text:span><text:span text:style-name="T4">   printf (</text:span><text:span text:style-name="T5">"foo(%d)\n"</text:span><text:span text:style-name="T4">, n)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</text:span><text:span text:style-name="T4"><text:line-break/></text:span><text:span text:style-name="T4">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   </text:span><text:span text:style-name="T3">return</text:span><text:span text:style-name="T4"> </text:span><text:span text:style-name="T7">0</text:span><text:span text:style-name="T4">; </text:span><text:span text:style-name="T4"><text:line-break/></text:span><text:span text:style-name="T4">} </text:span></text:p>
          </draw:text-box>
        </draw:frame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- C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line draw:name="Line 4" draw:style-name="gr2" draw:text-style-name="P9" draw:layer="layout" svg:x1="14.816cm" svg:y1="2.813cm" svg:x2="14.817cm" svg:y2="18.485cm">
          <text:p/>
        </draw:line>
        <draw:custom-shape draw:name="Text Box 5" draw:style-name="gr3" draw:text-style-name="P9" draw:layer="layout" svg:width="9.63cm" svg:height="5.843cm" svg:x="15.24cm" svg:y="2.813cm">
          <text:p text:style-name="P10"><text:span text:style-name="T9">Compilation output:</text:span></text:p>
          <text:p text:style-name="P11"><text:span text:style-name="T10"/></text:p>
          <text:p text:style-name="P11"><text:span text:style-name="T11">Error:</text:span></text:p>
          <text:p text:style-name="P11"><text:span text:style-name="T1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– C++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3" draw:layer="layout" svg:width="23.706cm" svg:height="15.874cm" svg:x="0.854cm" svg:y="1.75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#include</text:span><text:span text:style-name="T4"> </text:span><text:span text:style-name="T5">&lt;iostream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{</text:span><text:span text:style-name="T4"><text:line-break/></text:span><text:span text:style-name="T4">   std::cout &lt;&lt; </text:span><text:span text:style-name="T5">"foo()\n"</text:span><text:span text:style-name="T4">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{ </text:span><text:span text:style-name="T4"><text:line-break/></text:span><text:span text:style-name="T4">   std::cout&lt;&lt;</text:span><text:span text:style-name="T5">"foo("</text:span><text:span text:style-name="T4">&lt;&lt;n&lt;&lt;</text:span><text:span text:style-name="T5">")\n"</text:span><text:span text:style-name="T4">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14" draw:layer="layout" svg:width="9.101cm" svg:height="6.689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12)</text:span></text:p>
          <text:p text:style-name="P11"><text:span text:style-name="T12">foo(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3" presentation:class="page"/>
          <draw:frame draw:name="מציין מיקום של הערות 2" presentation:style-name="pr8" draw:text-style-name="P16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Default parameter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9" draw:layer="layout" svg:width="23.706cm" svg:height="15.874cm" svg:x="0.847cm" svg:y="2.328cm" presentation:class="outline" presentation:user-transformed="true">
          <draw:text-box>
            <text:p text:style-name="P6"><text:span text:style-name="T15"/></text:p>
            <text:p text:style-name="P6"><text:span text:style-name="T15">#include</text:span><text:span text:style-name="T16"> </text:span><text:span text:style-name="T17">&lt;iostream&gt;</text:span><text:span text:style-name="T16"> </text:span><text:span text:style-name="T16"><text:line-break/></text:span><text:span text:style-name="T16"/></text:p>
            <text:p text:style-name="P6"><text:span text:style-name="T15">void</text:span><text:span text:style-name="T16"> </text:span><text:span text:style-name="T18">foo</text:span><text:span text:style-name="T16">(</text:span><text:span text:style-name="T15">int</text:span><text:span text:style-name="T16"> n=5) </text:span><text:span text:style-name="T16"><text:line-break/></text:span><text:span text:style-name="T16">{ </text:span><text:span text:style-name="T16"><text:line-break/></text:span><text:span text:style-name="T16">   std::cout &lt;&lt; n; </text:span><text:span text:style-name="T16"><text:line-break/></text:span><text:span text:style-name="T16">} </text:span></text:p>
            <text:p text:style-name="P6"><text:span text:style-name="T16"><text:line-break/></text:span><text:span text:style-name="T15">int</text:span><text:span text:style-name="T16"> </text:span><text:span text:style-name="T18">main</text:span><text:span text:style-name="T16">() </text:span><text:span text:style-name="T16"><text:line-break/></text:span><text:span text:style-name="T16">{ </text:span><text:span text:style-name="T16"><text:line-break/></text:span><text:span text:style-name="T16">      foo(); </text:span><text:span text:style-name="T16"><text:line-break/></text:span><text:span text:style-name="T16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9" draw:layer="layout" svg:width="9.101cm" svg:height="5.673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5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4" presentation:class="page"/>
          <draw:frame draw:name="מציין מיקום של הערות 2" presentation:style-name="pr8" draw:text-style-name="P20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21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resolution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3" draw:layer="layout" svg:width="23.706cm" svg:height="12.954cm" svg:x="0.678cm" svg:y="3.302cm" presentation:class="outline" presentation:user-transformed="true">
          <draw:text-box>
            <text:list text:style-name="L4">
              <text:list-item>
                <text:p text:style-name="P22"><text:span text:style-name="T19">Find all functions with same name “candidates”. Let’s call them O1.</text:span></text:p>
              </text:list-item>
              <text:list-item>
                <text:p text:style-name="P22"><text:span text:style-name="T19">Find O2 subset of O1 which have the correct number of arguments - <text:s/>“viable candidates”</text:span></text:p>
              </text:list-item>
              <text:list-item>
                <text:p text:style-name="P22"><text:span text:style-name="T19">Find O3 subset of O2 with best matching arguments.</text:span></text:p>
              </text:list-item>
            </text:list>
            <text:p text:style-name="P6"><text:span text:style-name="T19"><text:tab/></text:span><text:span text:style-name="T19">if |O3|=1</text:span></text:p>
            <text:p text:style-name="P6"><text:span text:style-name="T19"><text:tab/></text:span><text:span text:style-name="T19"><text:tab/></text:span><text:span text:style-name="T19"> </text:span><text:span text:style-name="T19">use that function.</text:span></text:p>
            <text:p text:style-name="P6"><text:span text:style-name="T19"><text:tab/></text:span><text:span text:style-name="T19">else (0 or more than 1):</text:span></text:p>
            <text:p text:style-name="P6"><text:span text:style-name="T19"><text:tab/></text:span><text:span text:style-name="T19"><text:tab/></text:span><text:span text:style-name="T19"> </text:span><text:span text:style-name="T19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– Examples (folder 0)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5" draw:layer="layout" svg:width="23.706cm" svg:height="2.6cm" svg:x="0.474cm" svg:y="2.895cm" presentation:class="outline" presentation:user-transformed="true">
          <draw:text-box>
            <text:list text:style-name="L2">
              <text:list-item>
                <text:p text:style-name="P22"><text:span text:style-name="T20">power functions;</text:span></text:p>
              </text:list-item>
              <text:list-item>
                <text:p text:style-name="P22"><text:span text:style-name="T20">How does it work? </text:span></text:p>
                <text:list>
                  <text:list-item>
                    <text:p text:style-name="P24"><text:span text:style-name="T20">Try the following in </text:span><text:span text:style-name="T20"><text:a xlink:href="http://godbolt.org/" xlink:type="simple">http://godbolt.org</text:a></text:span><text:span text:style-name="T20"><text:s/>, first in C mode and then in C++ mode:</text:span></text:p>
                  </text:list-item>
                </text:list>
              </text:list-item>
            </text:list>
          </draw:text-box>
        </draw:frame>
        <draw:frame draw:style-name="gr4" draw:text-style-name="P27" draw:layer="layout" svg:width="17.662cm" svg:height="8.399cm" svg:x="4.763cm" svg:y="10.375cm">
          <draw:text-box>
            <text:p text:style-name="P26"><text:span text:style-name="T21">#include &lt;math.h&gt; /* log,exp */</text:span></text:p>
            <text:p text:style-name="P26"><text:span text:style-name="T21">int power(int a, unsigned int b) { </text:span><text:span text:style-name="T21"><text:line-break/></text:span><text:span text:style-name="T21"> <text:s text:c="2"/>return b==0? 1: a*power(a,b-1); </text:span><text:span text:style-name="T21"><text:line-break/></text:span><text:span text:style-name="T21">}</text:span></text:p>
            <text:p text:style-name="P26"><text:span text:style-name="T21">double power(double a, double b) { </text:span><text:span text:style-name="T21"><text:line-break/></text:span><text:span text:style-name="T21"> <text:s text:c="2"/>return exp(b*log(a))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25">25/3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25">25/3/20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9</meta:editing-cycles>
    <meta:print-date>1999-11-04T13:06:28</meta:print-date>
    <meta:creation-date>1999-10-10T10:49:40</meta:creation-date>
    <dc:date>2020-03-25T14:19:56.590740590</dc:date>
    <meta:editing-duration>P27DT9H32M5S</meta:editing-duration>
    <meta:generator>LibreOffice/6.2.8.2$Linux_X86_64 LibreOffice_project/20$Build-2</meta:generator>
    <dc:creator>Erel Segal-Halevi</dc:creator>
    <meta:document-statistic meta:object-count="10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